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华文仿宋" svg:font-family="华文仿宋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paragraph-rsid="0003ce48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paragraph-rsid="0003ce48" style:font-name-asian="华文仿宋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paragraph-rsid="00073d54" style:font-name-asian="华文仿宋" style:font-size-asian="14pt" style:font-weight-asian="normal" style:font-size-complex="14pt" style:font-weight-complex="normal"/>
    </style:style>
    <style:style style:name="T1" style:family="text">
      <style:text-properties officeooo:rsid="0003ce48"/>
    </style:style>
    <style:style style:name="T2" style:family="text">
      <style:text-properties officeooo:rsid="0005086c"/>
    </style:style>
    <style:style style:name="T3" style:family="text">
      <style:text-properties officeooo:rsid="0006eb18"/>
    </style:style>
    <style:style style:name="T4" style:family="text">
      <style:text-properties officeooo:rsid="00073d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类设计</text:span></text:p>
      <text:p text:style-name="P1"><text:span text:style-name="T1"/></text:p>
      <text:p text:style-name="P2"><text:span text:style-name="T1">希望的功能：日程，选择日期，天气预报，视图切换，主题切换，节日详情。</text:span></text:p>
      <text:p text:style-name="P3"><text:span text:style-name="T1">可用资源: <text:s/>Qt类库</text:span><text:span text:style-name="T4">（</text:span><text:span text:style-name="T3">MVC模型</text:span><text:span text:style-name="T4">，QDomDocument类）</text:span><text:span text:style-name="T1">，</text:span><text:span text:style-name="T2">XML文件，网络资源</text:span><text:span text:style-name="T3">，</text:span><text:span text:style-name="T4">JavacriptDate类</text:span><text:span text:style-name="T1">。</text:span></text:p>
      <text:p text:style-name="P2"><text:span text:style-name="T1">中间元素：，日期类，天气类，界面类，节日类</text:span><text:span text:style-name="T4">，日程类</text:span><text:span text:style-name="T1">。</text:span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华文仿宋" svg:font-family="华文仿宋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AR PL UMing CN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3:22:45</meta:creation-date>
    <dc:date>2013-01-05T14:33:31</dc:date>
    <meta:editing-duration>PT1H31S</meta:editing-duration>
    <meta:editing-cycles>2</meta:editing-cycles>
    <meta:generator>LibreOffice/3.6$Linux_x86 LibreOffice_project/da8c1e6-fd468f4-454e206-f42a4a9-143cfd</meta:generator>
    <meta:document-statistic meta:table-count="0" meta:image-count="0" meta:object-count="0" meta:page-count="1" meta:paragraph-count="4" meta:word-count="92" meta:character-count="122" meta:non-whitespace-character-count="120"/>
  </office:meta>
</office:document-meta>
</file>